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ViewService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tViewService.isAut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Service.setAutoStart( boolean auto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Service.createEndpoint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ViewServic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View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Service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ViewService.createFlow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tViewServic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ViewService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